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BETHLEHEM (2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BETHLEHEM (2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vah's Son is born (2:1-7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Jehovah's Son is born (2:1-7).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decree by Caesar (2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decree by Caesar (2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law (2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location (2:4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Jehovah's Son is born (2:1-7).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decree by Caesar (2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delivery by Mary (2:6-7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BETHLEHEM (2:1-2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Jehovah's Son is born (2:1-7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Judah's shepherds are briefed (2:8-21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udah's shepherds are briefed (2:8-21).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y watch (2: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y wonder (2:9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y wonder (2:9-14):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assurance by the angel of the Lord (2:9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velation by the angel of the Lord (2:11-1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revelation by the angel of the Lord (2:11-12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In regard to God's Son (2:11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In regard to God's sign (2:12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y wonder (2:9-14):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reassurance by the angel of the Lord (2:9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revelation by the angel of the Lord (2:1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joicing by the angels of the Lord (2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Judah's shepherds are briefed (2:8-21).<text:s text:c="1"/></text:span><text:span text:style-name="a570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y watch (2: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y wonder (2:9-14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y worship (2:15-16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y witness (2:17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y witness (2:17-21)<text:s text:c="1"/></text:span><text:span text:style-name="a591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nfirming (2:17-18, 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ontemplating (2: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circumcising (2: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Judah's shepherds are briefed (2:8-21).<text:s text:c="1"/>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y watch (2:8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y wonder (2:9-1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y worship (2:15-1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y witness (2:17-2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BETHLEHEM (2:1-21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Jehovah's Son is born (2:1-7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Judah's shepherds are briefed (2:8-2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LUKE 2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BETHLEHEM (2:1-21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JERUSALEM (2:22-38, 41-50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-title-Title-Slide" presentation:presentation-page-layout-name="Master1-PPL1" draw:id="Slide-271">
        <draw:frame draw:id="id113" presentation:style-name="a662" draw:name="Title 1" svg:x="1.38in" svg:y="0.83in" svg:width="10.3in" svg:height="4.42in" presentation:class="title" presentation:placeholder="false">
          <draw:text-box>
            <text:p text:style-name="a661" text:class-names="" text:cond-style-name=""><text:span text:style-name="a659" text:class-names="">JERUSALEM (2:22-38, 41-50)<text:s text:c="1"/></text:span><text:span text:style-name="a660" text:class-names=""/></text:p>
          </draw:text-box>
          <svg:title/>
          <svg:desc/>
        </draw:frame>
        <draw:frame draw:id="id114" presentation:style-name="a667" draw:name="Subtitle 2" svg:x="1.38in" svg:y="5.25in" svg:width="10.3in" svg:height="1.85in" presentation:class="subtitle" presentation:placeholder="false">
          <draw:text-box>
            <text:p text:style-name="a664" text:class-names="" text:cond-style-name=""><text:span text:style-name="a663" text:class-names=""><text:s text:c="1"/>Jesus' first recorded Temple visit (2:22-38):<text:s text:c="1"/></text:span></text:p>
            <text:p text:style-name="a666" text:class-names="" text:cond-style-name=""><text:span text:style-name="a665" text:class-names=""/></text:p>
          </draw:text-box>
          <svg:title/>
          <svg:desc/>
        </draw:frame>
      </draw:page>
      <draw:page draw:name="Slide17" draw:style-name="a668" draw:master-page-name="Master1-Layout1-title-Title-Slide" presentation:presentation-page-layout-name="Master1-PPL1" draw:id="Slide-272">
        <draw:frame draw:id="id115" presentation:style-name="a672" draw:name="Title 1" svg:x="1.38in" svg:y="0.83in" svg:width="10.3in" svg:height="4.42in" presentation:class="title" presentation:placeholder="false">
          <draw:text-box>
            <text:p text:style-name="a671" text:class-names="" text:cond-style-name=""><text:span text:style-name="a669" text:class-names=""><text:s text:c="1"/>Jesus' first recorded Temple visit (2:22-38):<text:s text:c="1"/></text:span><text:span text:style-name="a670" text:class-names=""/></text:p>
          </draw:text-box>
          <svg:title/>
          <svg:desc/>
        </draw:frame>
        <draw:frame draw:id="id116" presentation:style-name="a677" draw:name="Subtitle 2" svg:x="1.38in" svg:y="5.25in" svg:width="10.3in" svg:height="1.85in" presentation:class="subtitle" presentation:placeholder="false">
          <draw:text-box>
            <text:p text:style-name="a674" text:class-names="" text:cond-style-name=""><text:span text:style-name="a673" text:class-names=""><text:s text:c="1"/>The testimony of Simeon (2:25-35)<text:s text:c="1"/></text:span></text:p>
            <text:p text:style-name="a676" text:class-names="" text:cond-style-name=""><text:span text:style-name="a675" text:class-names=""/></text:p>
          </draw:text-box>
          <svg:title/>
          <svg:desc/>
        </draw:frame>
      </draw:page>
      <draw:page draw:name="Slide18" draw:style-name="a678" draw:master-page-name="Master1-Layout12-tx-Title-and-Text" presentation:presentation-page-layout-name="Master1-PPL12" draw:id="Slide-273">
        <draw:frame draw:id="id117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The testimony of Simeon (2:25-35)<text:s text:c="1"/></text:span><text:span text:style-name="a680" text:class-names=""/></text:p>
          </draw:text-box>
          <svg:title/>
          <svg:desc/>
        </draw:frame>
        <draw:frame draw:id="id118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His reassurance (2:25-2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is recognition (2:27-3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9" draw:style-name="a693" draw:master-page-name="Master1-Layout12-tx-Title-and-Text" presentation:presentation-page-layout-name="Master1-PPL12" draw:id="Slide-274">
        <draw:frame draw:id="id119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His recognition (2:27-32):<text:s text:c="1"/></text:span><text:span text:style-name="a695" text:class-names=""/></text:p>
          </draw:text-box>
          <svg:title/>
          <svg:desc/>
        </draw:frame>
        <draw:frame draw:id="id120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Concerning the Messiah (2:33-34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Concerning the mother (2:3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0" draw:style-name="a708" draw:master-page-name="Master1-Layout12-tx-Title-and-Text" presentation:presentation-page-layout-name="Master1-PPL12" draw:id="Slide-275">
        <draw:frame draw:id="id121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testimony of Simeon (2:25-35)<text:s text:c="1"/></text:span><text:span text:style-name="a710" text:class-names=""/></text:p>
          </draw:text-box>
          <svg:title/>
          <svg:desc/>
        </draw:frame>
        <draw:frame draw:id="id122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His reassurance (2:25-26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His recognition (2:27-32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21" draw:style-name="a723" draw:master-page-name="Master1-Layout12-tx-Title-and-Text" presentation:presentation-page-layout-name="Master1-PPL12" draw:id="Slide-276">
        <draw:frame draw:id="id123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<text:s text:c="1"/>Jesus' first recorded Temple visit (2:22-38):<text:s text:c="1"/></text:span><text:span text:style-name="a725" text:class-names=""/></text:p>
          </draw:text-box>
          <svg:title/>
          <svg:desc/>
        </draw:frame>
        <draw:frame draw:id="id124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The testimony of Simeon (2:25-3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testimony of Anna (2:36-3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22" draw:style-name="a738" draw:master-page-name="Master1-Layout12-tx-Title-and-Text" presentation:presentation-page-layout-name="Master1-PPL12" draw:id="Slide-277">
        <draw:frame draw:id="id125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JERUSALEM (2:22-38, 41-50)<text:s text:c="1"/></text:span><text:span text:style-name="a740" text:class-names=""/></text:p>
          </draw:text-box>
          <svg:title/>
          <svg:desc/>
        </draw:frame>
        <draw:frame draw:id="id126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Jesus' first recorded Temple visit (2:22-38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Jesus' second recorded Temple visit (2:41-5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3" draw:style-name="a753" draw:master-page-name="Master1-Layout1-title-Title-Slide" presentation:presentation-page-layout-name="Master1-PPL1" draw:id="Slide-278">
        <draw:frame draw:id="id127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<text:s text:c="1"/>Jesus' second recorded Temple visit (2:41-50)<text:s text:c="1"/></text:span><text:span text:style-name="a755" text:class-names=""/></text:p>
          </draw:text-box>
          <svg:title/>
          <svg:desc/>
        </draw:frame>
        <draw:frame draw:id="id128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The missing son (2:41-47)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24" draw:style-name="a763" draw:master-page-name="Master1-Layout12-tx-Title-and-Text" presentation:presentation-page-layout-name="Master1-PPL12" draw:id="Slide-279">
        <draw:frame draw:id="id129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<text:s text:c="1"/>The missing son (2:41-47)<text:s text:c="1"/></text:span><text:span text:style-name="a765" text:class-names=""/></text:p>
          </draw:text-box>
          <svg:title/>
          <svg:desc/>
        </draw:frame>
        <draw:frame draw:id="id130" presentation:style-name="a780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occasion (2:41-42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oversight (2:43-45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outcome (2:46-47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5" draw:style-name="a781" draw:master-page-name="Master1-Layout12-tx-Title-and-Text" presentation:presentation-page-layout-name="Master1-PPL12" draw:id="Slide-280">
        <draw:frame draw:id="id131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<text:s text:c="1"/>Jesus' second recorded Temple visit (2:41-50)<text:s text:c="1"/></text:span><text:span text:style-name="a783" text:class-names=""/></text:p>
          </draw:text-box>
          <svg:title/>
          <svg:desc/>
        </draw:frame>
        <draw:frame draw:id="id132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The missing son (2:41-47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messianic Son (2:48-49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6" draw:style-name="a796" draw:master-page-name="Master1-Layout12-tx-Title-and-Text" presentation:presentation-page-layout-name="Master1-PPL12" draw:id="Slide-281">
        <draw:frame draw:id="id133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<text:s text:c="1"/>The messianic Son (2:48-49)<text:s text:c="1"/></text:span><text:span text:style-name="a798" text:class-names=""/></text:p>
          </draw:text-box>
          <svg:title/>
          <svg:desc/>
        </draw:frame>
        <draw:frame draw:id="id134" presentation:style-name="a810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<text:s text:c="1"/>Mary's rebuke (2:48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Jesus' reminder (2:49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draw:page draw:name="Slide27" draw:style-name="a811" draw:master-page-name="Master1-Layout12-tx-Title-and-Text" presentation:presentation-page-layout-name="Master1-PPL12" draw:id="Slide-282">
        <draw:frame draw:id="id135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2" text:class-names=""><text:s text:c="1"/>Jesus' second recorded Temple visit (2:41-50)<text:s text:c="1"/></text:span><text:span text:style-name="a813" text:class-names=""/></text:p>
          </draw:text-box>
          <svg:title/>
          <svg:desc/>
        </draw:frame>
        <draw:frame draw:id="id136" presentation:style-name="a828" draw:name="Tex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<text:s text:c="1"/>The missing son (2:41-47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The messianic Son (2:48-49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misunderstood Son (2:50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8" draw:style-name="a829" draw:master-page-name="Master1-Layout12-tx-Title-and-Text" presentation:presentation-page-layout-name="Master1-PPL12" draw:id="Slide-283">
        <draw:frame draw:id="id137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JERUSALEM (2:22-38, 41-50)<text:s text:c="1"/></text:span><text:span text:style-name="a831" text:class-names=""/></text:p>
          </draw:text-box>
          <svg:title/>
          <svg:desc/>
        </draw:frame>
        <draw:frame draw:id="id138" presentation:style-name="a843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Jesus' first recorded Temple visit (2:22-38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Jesus' second recorded Temple visit (2:41-5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9" draw:style-name="a844" draw:master-page-name="Master1-Layout12-tx-Title-and-Text" presentation:presentation-page-layout-name="Master1-PPL12" draw:id="Slide-284">
        <draw:frame draw:id="id13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LUKE 2</text:span><text:span text:style-name="a846" text:class-names=""/></text:p>
          </draw:text-box>
          <svg:title/>
          <svg:desc/>
        </draw:frame>
        <draw:frame draw:id="id140" presentation:style-name="a861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BETHLEHEM (2:1-21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JERUSALEM (2:22-38, 41-50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NAZARETH (2:39-40, 51-52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30" draw:style-name="a862" draw:master-page-name="Master1-Layout12-tx-Title-and-Text" presentation:presentation-page-layout-name="Master1-PPL12" draw:id="Slide-285">
        <draw:frame draw:id="id141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NAZARETH (2:39-40, 51-52):<text:s text:c="1"/></text:span><text:span text:style-name="a864" text:class-names=""/></text:p>
          </draw:text-box>
          <svg:title/>
          <svg:desc/>
        </draw:frame>
        <draw:frame draw:id="id142" presentation:style-name="a882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In height (physical maturity) (2:39-40a, 52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In wisdom (mental maturity) (2:40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In favor with God (spiritual maturity) (2:52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In favor with man (social maturity) (2:52c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31" draw:style-name="a883" draw:master-page-name="Master1-Layout12-tx-Title-and-Text" presentation:presentation-page-layout-name="Master1-PPL12" draw:id="Slide-286">
        <draw:frame draw:id="id143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LUKE 2</text:span><text:span text:style-name="a885" text:class-names=""/></text:p>
          </draw:text-box>
          <svg:title/>
          <svg:desc/>
        </draw:frame>
        <draw:frame draw:id="id144" presentation:style-name="a900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BETHLEHEM (2:1-21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JERUSALEM (2:22-38, 41-50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NAZARETH (2:39-40, 51-52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</dc:title>
    <meta:initial-creator>David STRICKLAND</meta:initial-creator>
    <dc:creator>David STRICKLAND</dc:creator>
    <meta:creation-date>2020-02-22T17:34:30Z</meta:creation-date>
    <dc:date>2020-02-22T17:34:31Z</dc:date>
    <meta:template xlink:href="BibleStudy" xlink:type="simple"/>
    <meta:editing-cycles>1</meta:editing-cycles>
    <meta:editing-duration>PT0S</meta:editing-duration>
    <meta:document-statistic meta:paragraph-count="99" meta:word-count="719"/>
  </office:meta>
</office:document-meta>
</file>